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146a" officeooo:paragraph-rsid="001314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for librar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2T22:26:50.770000000</meta:creation-date>
    <dc:date>2023-09-02T22:27:31.697000000</dc:date>
    <meta:editing-duration>PT43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  <meta:generator>LibreOffice/7.0.5.2$Windows_X86_64 LibreOffice_project/64390860c6cd0aca4beafafcfd84613dd9dfb63a</meta:generator>
  </office:meta>
</office:document-meta>
</file>